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君、疲れちゃったみたい。</text:p>
      <text:p text:style-name="Normal">疲れているっていうより、まだよく起きてないかな。</text:p>
      <text:p text:style-name="Normal">おはよう。</text:p>
      <text:p text:style-name="Normal">Today, I want to make good on a promise. An unspoken promise.</text:p>
      <text:p text:style-name="Normal"/>
      <text:p text:style-name="Normal">Is there a way to do that without erasing everything? It’s about time we learned how to do that.</text:p>
      <text:p text:style-name="Normal"/>
      <text:p text:style-name="Normal">The ending? That is the one part we never really agreed upon.</text:p>
      <text:p text:style-name="Normal">We were thinking of making it dreamy... But then it wouldn’t fit.</text:p>
      <text:p text:style-name="Normal">The next node. That’s really the only thing I can think of.</text:p>
      <text:p text:style-name="Normal">And yet, it cannot be denied that the hook is weaker than it could be.</text:p>
      <text:p text:style-name="Normal">Others cannot deny that. The problem is that you do.</text:p>
      <text:p text:style-name="Normal">Is humility then the problem?</text:p>
      <text:p text:style-name="Normal">Potentially.</text:p>
      <text:p text:style-name="Normal">No, it’s not humility. It’s your kindness, your love for what exists. You do not wish to erase what you’ve written, do you? You accept all that exists, no matter its shape, no matter its origins, or anything at all. If it exists, you allow it to.</text:p>
      <text:p text:style-name="Normal"/>
      <text:p text:style-name="Normal">... How delusional can we get? How grand can our dreams be? No, can our dreams be grander than our ambitions?</text:p>
      <text:p text:style-name="Normal">Unstoppable, a song with you.</text:p>
      <text:p text:style-name="Normal">We will not move forward. Not until we’ve figured this first node ou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